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200000254A051FF13.png" manifest:media-type="image/png"/>
  <manifest:file-entry manifest:full-path="Pictures/10000000000002770000024DB92056F4.png" manifest:media-type="image/png"/>
  <manifest:file-entry manifest:full-path="Pictures/1000000000000323000002098514041D.png" manifest:media-type="image/png"/>
  <manifest:file-entry manifest:full-path="Pictures/10000000000002400000019898F9B17F.png" manifest:media-type="image/png"/>
  <manifest:file-entry manifest:full-path="Pictures/100000000000029D0000023C19443335.png" manifest:media-type="image/png"/>
  <manifest:file-entry manifest:full-path="Pictures/100000000000032200000099DA4EF8D8.png" manifest:media-type="image/png"/>
  <manifest:file-entry manifest:full-path="Pictures/10000000000002C7000001F626A1C2AA.png" manifest:media-type="image/png"/>
  <manifest:file-entry manifest:full-path="Pictures/10000000000003210000008144F00CEF.png" manifest:media-type="image/png"/>
  <manifest:file-entry manifest:full-path="Pictures/10000000000002A7000000B6F8F25D9B.png" manifest:media-type="image/png"/>
  <manifest:file-entry manifest:full-path="Pictures/1000000000000321000002569B4F5A31.png" manifest:media-type="image/png"/>
  <manifest:file-entry manifest:full-path="Pictures/10000000000001A2000002555D129FBD.png" manifest:media-type="image/png"/>
  <manifest:file-entry manifest:full-path="Pictures/10000000000002820000025806568B4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x="0.273cm" svg:y="0.693cm" svg:width="16.984cm" svg:height="15.873cm" draw:z-index="0"><draw:image xlink:href="Pictures/10000000000002820000025806568B4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2" text:anchor-type="char" svg:x="2.203cm" svg:y="0.019cm" svg:width="11.058cm" svg:height="12.372cm" draw:z-index="1"><draw:image xlink:href="Pictures/10000000000001A2000002555D129FB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3" text:anchor-type="char" svg:x="-0.152cm" svg:y="4.791cm" svg:width="17cm" svg:height="12.691cm" draw:z-index="2"><draw:image xlink:href="Pictures/1000000000000321000002569B4F5A3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Изображение4" text:anchor-type="char" svg:x="0.169cm" svg:y="3.134cm" svg:width="17cm" svg:height="4.554cm" draw:z-index="3"><draw:image xlink:href="Pictures/10000000000002A7000000B6F8F25D9B.png" xlink:type="simple" xlink:show="embed" xlink:actuate="onLoad" draw:mime-type="image/png"/></draw:frame><draw:frame draw:style-name="fr1" draw:name="Изображение5" text:anchor-type="char" svg:x="0.12cm" svg:y="0.113cm" svg:width="17cm" svg:height="2.736cm" draw:z-index="4"><draw:image xlink:href="Pictures/10000000000003210000008144F00CEF.png" xlink:type="simple" xlink:show="embed" xlink:actuate="onLoad" draw:mime-type="image/png"/></draw:frame></text:p>
      <text:p text:style-name="Standard"/>
      <text:p text:style-name="Standard"><draw:frame draw:style-name="fr1" draw:name="Изображение6" text:anchor-type="char" svg:x="0cm" svg:y="0.31cm" svg:width="17cm" svg:height="12.003cm" draw:z-index="5"><draw:image xlink:href="Pictures/10000000000002C7000001F626A1C2AA.png" xlink:type="simple" xlink:show="embed" xlink:actuate="onLoad" draw:mime-type="image/png"/></draw:frame><draw:frame draw:style-name="fr1" draw:name="Изображение7" text:anchor-type="char" svg:x="-0.025cm" svg:y="12.742cm" svg:width="17cm" svg:height="3.242cm" draw:z-index="6"><draw:image xlink:href="Pictures/100000000000032200000099DA4EF8D8.png" xlink:type="simple" xlink:show="embed" xlink:actuate="onLoad" draw:mime-type="image/png"/></draw:frame></text:p>
      <text:p text:style-name="Standard"><draw:frame draw:style-name="fr1" draw:name="Изображение9" text:anchor-type="char" svg:x="0.393cm" svg:y="0.392cm" svg:width="17cm" svg:height="14.534cm" draw:z-index="8"><draw:image xlink:href="Pictures/100000000000029D0000023C19443335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Изображение10" text:anchor-type="char" svg:x="-0.048cm" svg:y="0.631cm" svg:width="17cm" svg:height="11.03cm" draw:z-index="9"><draw:image xlink:href="Pictures/1000000000000323000002098514041D.png" xlink:type="simple" xlink:show="embed" xlink:actuate="onLoad" draw:mime-type="image/png"/></draw:frame></text:p>
      <text:p text:style-name="Standard"><text:soft-page-break/></text:p>
      <text:p text:style-name="Standard"><draw:frame draw:style-name="fr1" draw:name="Изображение8" text:anchor-type="char" svg:x="0.288cm" svg:y="0.093cm" svg:width="16.693cm" svg:height="11.174cm" draw:z-index="7"><draw:image xlink:href="Pictures/10000000000002770000024DB92056F4.png" xlink:type="simple" xlink:show="embed" xlink:actuate="onLoad" draw:mime-type="image/png"/></draw:frame></text:p>
      <text:p text:style-name="Standard"><draw:frame draw:style-name="fr1" draw:name="Изображение11" text:anchor-type="char" svg:x="0.288cm" svg:y="0.055cm" svg:width="17cm" svg:height="9.708cm" draw:z-index="10"><draw:image xlink:href="Pictures/100000000000032200000254A051FF1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12" text:anchor-type="char" svg:x="0.737cm" svg:y="-0.291cm" svg:width="15.238cm" svg:height="10.793cm" draw:z-index="11"><draw:image xlink:href="Pictures/10000000000002400000019898F9B17F.png" xlink:type="simple" xlink:show="embed" xlink:actuate="onLoad" draw:mime-type="image/png"/></draw:frame><text:soft-page-break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3:15:26.455251935</meta:creation-date>
    <dc:date>2025-05-23T14:29:28.028970174</dc:date>
    <meta:editing-duration>PT1H14M2S</meta:editing-duration>
    <meta:editing-cycles>1</meta:editing-cycles>
    <meta:document-statistic meta:table-count="0" meta:image-count="12" meta:object-count="0" meta:page-count="6" meta:paragraph-count="0" meta:word-count="0" meta:character-count="0" meta:non-whitespace-character-count="0"/>
    <meta:generator>LibreOffice/7.6.7.2$Linux_X86_64 LibreOffice_project/60$Build-2</meta:generator>
  </office:meta>
</office:document-meta>
</file>